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ba4" officeooo:paragraph-rsid="00037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logica - </text:p>
      <text:p text:style-name="P1">Clase 9 – 10/05/2021 -</text:p>
      <text:p text:style-name="P1"/>
      <text:p text:style-name="P1">Funciones</text:p>
      <text:p text:style-name="P1">Try – Catch</text:p>
      <text:p text:style-name="P1">Finally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8:52:50.340316788</meta:creation-date>
    <dc:date>2021-06-06T19:04:37.335623788</dc:date>
    <meta:editing-duration>PT1M36S</meta:editing-duration>
    <meta:editing-cycles>1</meta:editing-cycles>
    <meta:document-statistic meta:table-count="0" meta:image-count="0" meta:object-count="0" meta:page-count="1" meta:paragraph-count="5" meta:word-count="11" meta:character-count="71" meta:non-whitespace-character-count="62"/>
    <meta:generator>LibreOffice/6.4.6.2$Linux_X86_64 LibreOffice_project/40$Build-2</meta:generator>
  </office:meta>
</office:document-meta>
</file>